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JsonFormatHttpMessageConverter.ProtobufJsonFormatHttpMessageConverter( @ Nullable JsonFormat . Parser parser , @ Nullable JsonFormat . Printer pr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sonFormatHttpMessageConverter.ProtobufJsonFormat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sonFormatHttpMessageConverter.ProtobufJsonFormatHttpMessageConverter( @ Nullable JsonFormat . Parser parser , @ Nullable JsonFormat . Printer printer , @ Nullable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